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132cm" svg:y="3.26cm">
            <draw:object draw:notify-on-update-of-ranges="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365243433" calcext:value-type="float">
            <text:p>1,2036524343</text:p>
          </table:table-cell>
          <table:table-cell office:value-type="float" office:value="2.52902399381" calcext:value-type="float">
            <text:p>2,5290239938</text:p>
          </table:table-cell>
          <table:table-cell office:value-type="float" office:value="1.90855015782" calcext:value-type="float">
            <text:p>1,9085501578</text:p>
          </table:table-cell>
          <table:table-cell office:value-type="float" office:value="1.43374866662" calcext:value-type="float">
            <text:p>1,4337486666</text:p>
          </table:table-cell>
          <table:table-cell office:value-type="float" office:value="1.4157920435" calcext:value-type="float">
            <text:p>1,4157920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48698982" calcext:value-type="float">
            <text:p>1,2848698982</text:p>
          </table:table-cell>
          <table:table-cell office:value-type="float" office:value="4.10961432723" calcext:value-type="float">
            <text:p>4,1096143272</text:p>
          </table:table-cell>
          <table:table-cell office:value-type="float" office:value="2.68336928463" calcext:value-type="float">
            <text:p>2,6833692846</text:p>
          </table:table-cell>
          <table:table-cell office:value-type="float" office:value="2.87228218862" calcext:value-type="float">
            <text:p>2,8722821886</text:p>
          </table:table-cell>
          <table:table-cell office:value-type="float" office:value="1.67383383468" calcext:value-type="float">
            <text:p>1,6738338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.19451616179" calcext:value-type="float">
            <text:p>1,1945161618</text:p>
          </table:table-cell>
          <table:table-cell office:value-type="float" office:value="4.65016753917" calcext:value-type="float">
            <text:p>4,6501675392</text:p>
          </table:table-cell>
          <table:table-cell office:value-type="float" office:value="3.63601951145" calcext:value-type="float">
            <text:p>3,6360195115</text:p>
          </table:table-cell>
          <table:table-cell office:value-type="float" office:value="4.11715086613" calcext:value-type="float">
            <text:p>4,1171508661</text:p>
          </table:table-cell>
          <table:table-cell office:value-type="float" office:value="2.47246385881" calcext:value-type="float">
            <text:p>2,4724638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451616179" calcext:value-type="float">
            <text:p>1,1945161618</text:p>
          </table:table-cell>
          <table:table-cell office:value-type="float" office:value="4.66547918148" calcext:value-type="float">
            <text:p>4,6654791815</text:p>
          </table:table-cell>
          <table:table-cell office:value-type="float" office:value="4.24850058437" calcext:value-type="float">
            <text:p>4,2485005844</text:p>
          </table:table-cell>
          <table:table-cell office:value-type="float" office:value="5.15211227535" calcext:value-type="float">
            <text:p>5,1521122754</text:p>
          </table:table-cell>
          <table:table-cell table:style-name="ce1" office:value-type="float" office:value="2.47246385881" calcext:value-type="float">
            <text:p>2,4724638588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.961365e-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.72316e-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820505e-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9866e-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.28107e-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-00-0000</text:date>, <text:time style:data-style-name="N2" text:time-value="19:36:48.127234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15:51.943502810</meta:creation-date>
    <dc:date>2016-11-07T20:26:55.530665041</dc:date>
    <meta:editing-duration>PT7M35S</meta:editing-duration>
    <meta:editing-cycles>3</meta:editing-cycles>
    <meta:generator>LibreOffice/4.2.8.2$Linux_X86_64 LibreOffice_project/42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434cm" svg:y="0.316cm" chart:style-name="ch2">
          <text:p>Multithreading speedup of wave equation calculation with openMP</text:p>
        </chart:title>
        <chart:legend chart:legend-position="end" svg:x="13.942cm" svg:y="3.205cm" style:legend-expansion="high" chart:style-name="ch3"/>
        <chart:plot-area chart:style-name="ch4" table:cell-range-address="Sheet1.A1:Sheet1.F6" chart:data-source-has-labels="both" svg:x="1.331cm" svg:y="1.301cm" svg:width="12.291cm" svg:height="6.538cm">
          <chartooo:coordinate-region svg:x="1.767cm" svg:y="1.5cm" svg:width="11.761cm" svg:height="5.692cm"/>
          <chart:axis chart:dimension="x" chart:name="primary-x" chart:style-name="ch5" chartooo:axis-type="auto">
            <chartooo:date-scale/>
            <chart:title svg:x="6.109cm" svg:y="8.019cm" chart:style-name="ch6">
              <text:p>Amount of threads</text:p>
            </chart:title>
            <chart:categories table:cell-range-address="Sheet1.A2:Sheet1.A6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series chart:style-name="ch12" chart:values-cell-range-address="Sheet1.E2:Sheet1.E6" chart:label-cell-address="Sheet1.E1:Sheet1.E1" chart:class="chart:line">
            <chart:data-point chart:repeated="5"/>
          </chart:series>
          <chart:series chart:style-name="ch13" chart:values-cell-range-address="Sheet1.F2:Sheet1.F6" chart:label-cell-address="Sheet1.F1:Sheet1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3</text:p>
                <draw:g>
                  <svg:desc>Sheet1.B1:Sheet1.B1</svg:desc>
                </draw:g>
              </table:table-cell>
              <table:table-cell office:value-type="string">
                <text:p>10^4</text:p>
                <draw:g>
                  <svg:desc>Sheet1.C1:Sheet1.C1</svg:desc>
                </draw:g>
              </table:table-cell>
              <table:table-cell office:value-type="string">
                <text:p>10^5</text:p>
                <draw:g>
                  <svg:desc>Sheet1.D1:Sheet1.D1</svg:desc>
                </draw:g>
              </table:table-cell>
              <table:table-cell office:value-type="string">
                <text:p>10^6</text:p>
                <draw:g>
                  <svg:desc>Sheet1.E1:Sheet1.E1</svg:desc>
                </draw:g>
              </table:table-cell>
              <table:table-cell office:value-type="string">
                <text:p>10^7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  <table:table-cell office:value-type="float" office:value="1">
                <text:p>1</text:p>
                <draw:g>
                  <svg:desc>Sheet1.C2:Sheet1.C6</svg:desc>
                </draw:g>
              </table:table-cell>
              <table:table-cell office:value-type="float" office:value="1">
                <text:p>1</text:p>
                <draw:g>
                  <svg:desc>Sheet1.D2:Sheet1.D6</svg:desc>
                </draw:g>
              </table:table-cell>
              <table:table-cell office:value-type="float" office:value="1">
                <text:p>1</text:p>
                <draw:g>
                  <svg:desc>Sheet1.E2:Sheet1.E6</svg:desc>
                </draw:g>
              </table:table-cell>
              <table:table-cell office:value-type="float" office:value="1">
                <text:p>1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0365243433">
                <text:p>1.20365243433</text:p>
              </table:table-cell>
              <table:table-cell office:value-type="float" office:value="2.52902399381">
                <text:p>2.52902399381</text:p>
              </table:table-cell>
              <table:table-cell office:value-type="float" office:value="1.90855015782">
                <text:p>1.90855015782</text:p>
              </table:table-cell>
              <table:table-cell office:value-type="float" office:value="1.43374866662">
                <text:p>1.43374866662</text:p>
              </table:table-cell>
              <table:table-cell office:value-type="float" office:value="1.4157920435">
                <text:p>1.41579204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2848698982">
                <text:p>1.2848698982</text:p>
              </table:table-cell>
              <table:table-cell office:value-type="float" office:value="4.10961432723">
                <text:p>4.10961432723</text:p>
              </table:table-cell>
              <table:table-cell office:value-type="float" office:value="2.68336928463">
                <text:p>2.68336928463</text:p>
              </table:table-cell>
              <table:table-cell office:value-type="float" office:value="2.87228218862">
                <text:p>2.87228218862</text:p>
              </table:table-cell>
              <table:table-cell office:value-type="float" office:value="1.67383383468">
                <text:p>1.673833834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19451616179">
                <text:p>1.19451616179</text:p>
              </table:table-cell>
              <table:table-cell office:value-type="float" office:value="4.65016753917">
                <text:p>4.65016753917</text:p>
              </table:table-cell>
              <table:table-cell office:value-type="float" office:value="3.63601951145">
                <text:p>3.63601951145</text:p>
              </table:table-cell>
              <table:table-cell office:value-type="float" office:value="4.11715086613">
                <text:p>4.11715086613</text:p>
              </table:table-cell>
              <table:table-cell office:value-type="float" office:value="2.47246385881">
                <text:p>2.472463858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19451616179">
                <text:p>1.19451616179</text:p>
              </table:table-cell>
              <table:table-cell office:value-type="float" office:value="4.66547918148">
                <text:p>4.66547918148</text:p>
              </table:table-cell>
              <table:table-cell office:value-type="float" office:value="4.24850058437">
                <text:p>4.24850058437</text:p>
              </table:table-cell>
              <table:table-cell office:value-type="float" office:value="5.15211227535">
                <text:p>5.15211227535</text:p>
              </table:table-cell>
              <table:table-cell office:value-type="float" office:value="2.47246385881">
                <text:p>2.47246385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